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A0000019A577A8B67926B0DC0.png" manifest:media-type="image/png"/>
  <manifest:file-entry manifest:full-path="Pictures/100002010000027A0000019AAAC1E47D652F72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92.99mm" svg:height="124.8mm" draw:z-index="0"><draw:image xlink:href="Pictures/100002010000027A0000019AAAC1E47D652F72C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190.84mm" svg:height="123.42mm" draw:z-index="1"><draw:image xlink:href="Pictures/100002010000027A0000019A577A8B67926B0DC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330.01mm" style:num-format="1" style:print-orientation="portrait" fo:margin-top="14.99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3:04:02.089765837</meta:creation-date>
    <meta:print-date>2016-10-15T13:10:44.413553135</meta:print-date>
    <dc:date>2016-10-16T05:09:50.932414355</dc:date>
    <meta:editing-duration>PT1M5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0.6.2$Linux_X86_64 LibreOffice_project/00m0$Build-2</meta:generator>
  </office:meta>
</office:document-meta>
</file>